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341013511505625152"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33445873641898592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07707407366850593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63071781952304931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22551304976793325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05254792177138782"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13598710870559776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89479896721968755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1267885" text:continue-list="list613598710870559776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89113263945220690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26703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28164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1264441"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1261031"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27973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160786058560379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96774278133561199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49271427402574221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258337"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034884418746812979"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63437912526597354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392756882437227897" text:style-name="L15">
        <text:list-item>
          <text:list>
            <text:list-header>
              <text:p text:style-name="P183">1.5 miles averaging about 9:40/mile and rest 1 min</text:p>
            </text:list-header>
          </text:list>
        </text:list-item>
      </text:list>
      <text:p text:style-name="P24">1 mile in 8:26 and rest 2 min</text:p>
      <text:list xml:id="list492042069340086126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944498242539462718"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284288"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672940009423229700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72921515940736329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65061521473850366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1272710" text:continue-list="list5729215159407363294" text:style-name="L19">
        <text:list-item>
          <text:list>
            <text:list-header>
              <text:p text:style-name="P187">(Pace*HR)=1240</text:p>
            </text:list-header>
          </text:list>
        </text:list-item>
      </text:list>
      <text:list xml:id="list41272447" text:continue-list="list6729400094232297000" text:style-name="L18">
        <text:list-item>
          <text:list>
            <text:list-header>
              <text:p text:style-name="P186">2 miles at 10:46/mile Ave HR= 121 bpm and rest a few minutes</text:p>
            </text:list-header>
          </text:list>
        </text:list-item>
      </text:list>
      <text:list xml:id="list41263990" text:continue-list="list4127271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128303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669128837827647859"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42056619895104858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478123743603207987"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120482058235033802"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68119648819065299"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30884541227772817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1265168"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25496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08351083516832031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16349703672667908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95087159660666901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9004205040436018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90919915063892735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810220202419174101" text:style-name="L32">
        <text:list-item>
          <text:list>
            <text:list-header>
              <text:p text:style-name="P197">0.25 miles in 2:54</text:p>
              <text:p text:style-name="P197">1 mile in 9:21 going faster as I ran and ending at around 8:30 pace</text:p>
            </text:list-header>
          </text:list>
        </text:list-item>
      </text:list>
      <text:list xml:id="list7323569016499686536"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64070570116499321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94848719023257471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629056354074800338"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84397569573034177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10"><text:soft-page-break/>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294040874645334589"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17T21:00:16.51</dc:date>
    <dc:creator>James Lombardi</dc:creator>
    <meta:editing-duration>P28DT14H24M31S</meta:editing-duration>
    <meta:editing-cycles>2109</meta:editing-cycles>
    <meta:generator>OpenOffice/4.1.2$Win32 OpenOffice.org_project/412m3$Build-9782</meta:generator>
    <meta:document-statistic meta:table-count="0" meta:image-count="9" meta:object-count="0" meta:page-count="209" meta:paragraph-count="6088" meta:word-count="65858" meta:character-count="337327"/>
  </office:meta>
</office:document-meta>
</file>